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59b9" officeooo:paragraph-rsid="000a59b9"/>
    </style:style>
    <style:style style:name="P2" style:family="paragraph" style:parent-style-name="Standard">
      <style:paragraph-properties fo:text-align="center" style:justify-single-word="false"/>
      <style:text-properties officeooo:rsid="000a59b9" officeooo:paragraph-rsid="000a59b9"/>
    </style:style>
    <style:style style:name="P3" style:family="paragraph" style:parent-style-name="Standard">
      <style:text-properties officeooo:rsid="000d70d9" officeooo:paragraph-rsid="000d7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Work plan of doctoral studies</text:p>
      <text:p text:style-name="P2">Zhenxiong Yuan</text:p>
      <text:p text:style-name="P2">F11, Kirchhoff-Institute for Physics</text:p>
      <text:p text:style-name="P1"/>
      <text:p text:style-name="P1">After spending a long time struggling for adapting to the new environment and thinking about my doctoral studies, I finally manage to work out this plan. I would like to explain my motivations for study, my basic PhD goal as well as my personal goal; and also give a rough idea on how to achieve it and present a rough time-line.</text:p>
      <text:p text:style-name="P3">Motivations for study</text:p>
      <text:p text:style-name="P3">why am I study?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1:49:58.470274199</meta:creation-date>
    <dc:date>2017-06-12T13:47:42.273446436</dc:date>
    <meta:editing-duration>PT1H37M12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79" meta:character-count="445" meta:non-whitespace-character-count="371"/>
  </office:meta>
</office:document-meta>
</file>